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master-page-name="Standard">
      <style:paragraph-properties fo:margin-top="0cm" fo:margin-bottom="0.353cm" loext:contextual-spacing="false" fo:line-height="115%" style:page-number="auto"/>
      <style:text-properties fo:font-weight="bold" style:font-weight-asian="bold" style:font-weight-complex="bold"/>
    </style:style>
    <style:style style:name="T1" style:family="text">
      <style:text-properties style:font-name="Calibri" fo:font-size="11pt" style:font-size-asian="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HTML?</text:span></text:p>
      <text:p text:style-name="P1"><text:span text:style-name="T1">HTML, Hyper Text Markup Language olarak açılır, türkçeye ise Hiper Metin İşaretleme dili olarak geçer. Bir programlama dili olarak tanımlanmasada web sayfaları oluşturmak için kullanılan bir standart metin işaretleme dilidir. </text:span></text:p>
      <text:p text:style-name="P1"><text:span text:style-name="T1">Peki neden programlama dili değildir? Kısaca, sadece HTML kodlarıyla çalışabilen bir program yazılamamasındandır. Ancak HTML kodlarını yorumlayan bir program ile çalıştırılabilir.</text:span></text:p>
      <text:p text:style-name="P1"><text:span text:style-name="T1">Bir HTML kod dökümanı word, not defteri, wordpad gibi herhangi bir metin editöründen yazılabilir. Ayrıca bir program indirmek gerekmez. Kolayca ".html", ".xhtml" veya ".htm" uzantısıyla kaydedilir ve browserların anlayacağı hale gelmiş olur.</text:span></text:p>
      <text:p text:style-name="P1"><text:span text:style-name="T1">Sayfaların iskeleti, yapı taşı olarak da nitelendirilen HTML, web sayfalarına görsel, video, yazı, ses gibi eklentiler yaparak bu eklentileri istediğiniz gibi konumlandırıp şekillendirmenizi sağlar. HTML ile web sayfası görsellik kazanır. Aynı zamanda web sayfanızı ve sayfanızdaki öğeleri arama motoruna tanıtmanızı sağlar. Her browser HTML kodunu kendine göre yorumlar bu nedenle aynı kod farklı browserlarda farklı görünümlerde olabilir. Tasarım yaparken bu duruma dikkat etmek gerekir.</text:span></text:p>
      <text:p text:style-name="P1"><text:span text:style-name="T1">Etiketlerden oluşur. Her şeyi kapsayan &lt;html&gt; etiketi ile başlayıp &lt;/html&gt; etiketi ile biter. Çoğu etiket "/" işareti ile kapatılarak görevinin sonlandığı belirtilir. Browserlar etiketleri sayfada göstermez sadece o etiketi yorumlar ve işlevine göre görünümü ayarlar.</text:span></text:p>
      <text:p text:style-name="P1"><text:span text:style-name="T1">Sadece HTML ile bir web sayfası elde edemezsiniz. HTML'i iskelete, JavaScript'i kaslara, CSS'i de deri ve kıyafetlere benzetirsek, bir web sayfasının tamamlanmış halini insan olarak düşünebiliriz. HTML ile yapısını oluşturduğunuz sayfayı CSS ve JavaScript ile işlevsel ve dinamik bir yapıya kavuşturabilirsiniz.</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3-18T21:12:53.720000000</dc:date>
    <meta:editing-duration>PT13S</meta:editing-duration>
    <meta:editing-cycles>1</meta:editing-cycles>
    <meta:generator>LibreOffice/6.3.2.2$Windows_X86_64 LibreOffice_project/98b30e735bda24bc04ab42594c85f7fd8be07b9c</meta:generator>
    <meta:document-statistic meta:table-count="0" meta:image-count="0" meta:object-count="0" meta:page-count="1" meta:paragraph-count="7" meta:word-count="224" meta:character-count="1718" meta:non-whitespace-character-count="1500"/>
  </office:meta>
</office:document-meta>
</file>